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3">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35271997" text:style-name="L1">
        <text:list-item>
          <text:list>
            <text:list-item>
              <text:list>
                <text:list-item>
                  <text:p text:style-name="P2">to allow only one model per editor</text:p>
                </text:list-item>
                <text:list-item>
                  <text:p text:style-name="P2">to associate multiple editors with a single snapshot</text:p>
                </text:list-item>
                <text:list-item>
                  <text:p text:style-name="P2">to associate multiple models as children of a snapshot in the snapshot tree view</text:p>
                </text:list-item>
              </text:list>
            </text:list-item>
          </text:list>
        </text:list-item>
      </text:list>
      <text:p text:style-name="Standard"/>
      <text:p text:style-name="P3">Bug #2: The currently output plugin jar will not allow Eclipse to start if Eclipse is required to open in the analysis perspective.</text:p>
      <text:p text:style-name="Standard"/>
      <text:p text:style-name="P3">Bug #3: A given snapshot folder will not minimize unless the folder is selected.</text:p>
      <text:p text:style-name="Standard"/>
      <text:p text:style-name="P3">Bug #4: Missing Analysis Functionality</text:p>
      <text:p text:style-name="Standard"/>
      <text:p text:style-name="P3">Bug #5: Missing Test Framework Functionality</text:p>
      <text:p text:style-name="Standard"/>
      <text:p text:style-name="P3">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Standard"/>
      <text:p text:style-name="Standard">Temporary because this method is ad-hoc and required me to be very aware of where reassignmnet or modifications happen. Redesign may be necessary.</text:p>
      <text:p text:style-name="Standard"/>
      <text:p text:style-name="Standard">One problem is that many of the classes that are being assigned may have methods called upon them. I am not entirely sure that these classes are immutable after initialization, although they most likely ar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11S</meta:editing-duration>
    <meta:editing-cycles>9</meta:editing-cycles>
    <meta:generator>LibreOffice/3.5$Windows_x86 LibreOffice_project/235ab8a-3802056-4a8fed3-2d66ea8-e241b80</meta:generator>
    <dc:date>2012-06-16T15:28:45.53</dc:date>
    <meta:document-statistic meta:table-count="0" meta:image-count="0" meta:object-count="0" meta:page-count="1" meta:paragraph-count="16" meta:word-count="306" meta:character-count="1636" meta:non-whitespace-character-count="1513"/>
    <meta:user-defined meta:name="Info 1"/>
    <meta:user-defined meta:name="Info 2"/>
    <meta:user-defined meta:name="Info 3"/>
    <meta:user-defined meta:name="Info 4"/>
  </office:meta>
</office:document-meta>
</file>